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end="Arrow" draw:fill="none" draw:textarea-horizontal-align="center" draw:textarea-vertical-align="middle" draw:shadow-offset-x="0.31cm" draw:shadow-offset-y="0.31cm"/>
    </style:style>
    <style:style style:name="gr4" style:family="graphic" style:parent-style-name="standard">
      <style:graphic-properties draw:stroke="none" svg:stroke-color="#000000" draw:fill="none" draw:fill-color="#ffffff" fo:min-height="0.4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27cm" svg:y="2.90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05cm" svg:y="2.9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6cm" svg:height="0.635cm" svg:x="3.539cm" svg:y="2.90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175cm" svg:y="2.9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cm" svg:y="2.9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27cm" svg:y="2.2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905cm" svg:y="2.2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54cm" svg:y="2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81cm" svg:y="2.27cm">
          <text:p text:style-name="P1">4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83cm" svg:height="1.455cm" draw:transform="rotate (-1.45892072174178) translate (4.57463035155804cm 3.725602187855cm)" svg:viewBox="0 0 831 1456" svg:d="m0-6815c272 58 514-140 668-344 151-201 174-442 159-674-16-238-292-472-561-420l-62-7">
          <text:p/>
        </draw:path>
        <draw:frame draw:style-name="gr4" draw:layer="layout" svg:width="2.24cm" svg:height="0.735cm" svg:x="3.205cm" svg:y="4.71cm">
          <draw:text-box>
            <text:p>swap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7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7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3-22T21:31:18</dc:date>
    <dc:creator>Adrianus Kleemans</dc:creator>
    <meta:editing-duration>PT03H11M21S</meta:editing-duration>
    <meta:editing-cycles>10</meta:editing-cycles>
    <meta:generator>OpenOffice.org/3.2$Linux OpenOffice.org_project/320m19$Build-9505</meta:generator>
    <meta:document-statistic meta:object-count="12"/>
  </office:meta>
</office:document-meta>
</file>